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//1</text:p>
      <text:p text:style-name="Standard"><text:s/>int a;</text:p>
      <text:p text:style-name="Standard"><text:s/>int vettore[21];</text:p>
      <text:p text:style-name="Standard">cout&lt;&lt;"Inserisci 20 numeri compresi tra 1 e 10"&lt;&lt;endl ;</text:p>
      <text:p text:style-name="Standard">/*apriamo il ciclo for facendo partire il primo valore da uno</text:p>
      <text:p text:style-name="Standard">come richiesto nella traccia lo abbiamo startato dopo lo 0 dichiarando</text:p>
      <text:p text:style-name="Standard">un vettore da 21 elementi*/</text:p>
      <text:p text:style-name="Standard">for(a=1;a&lt;21;a++)</text:p>
      <text:p text:style-name="Standard">{//2</text:p>
      <text:p text:style-name="Standard">cin&gt;&gt;vettore[a];</text:p>
      <text:p text:style-name="Standard">//Se la condizione è vera le istruzioni vengono eseguite</text:p>
      <text:p text:style-name="Standard">if(vettore[a]&gt;=1 &amp;&amp; vettore[a]&lt;=10)</text:p>
      <text:p text:style-name="Standard">{//3</text:p>
      <text:p text:style-name="Standard">cout&lt;&lt;"Acquisito il valore " &lt;&lt;vettore[a] &lt;&lt; " nella posizione "&lt;&lt;a &lt;&lt;endl ;</text:p>
      <text:p text:style-name="Standard">/*Se il valore inserito e minore di 5 nella prossima istruzione</text:p>
      <text:p text:style-name="Standard">si moltiplicheranno i valori tra 1-4*/</text:p>
      <text:p text:style-name="Standard">if(vettore[a]&lt;5)</text:p>
      <text:p text:style-name="Standard">{//4</text:p>
      <text:p text:style-name="Standard">cout&lt;&lt;"Moltiplica per 3 i valori compresi tra 1 - 4 " &lt;&lt;endl &lt;&lt;"il valore del vettore e' "&lt;&lt;vettore[a]*3 &lt;&lt;endl;</text:p>
      <text:p text:style-name="Standard">}//4</text:p>
      <text:p text:style-name="Standard">/*Mentre se: la condizione è diversa dal primo if la condizone e falsa*/</text:p>
      <text:p text:style-name="Standard">else if(vettore[a]&gt;=5 &amp;&amp; vettore[a]&lt;=8)</text:p>
      <text:p text:style-name="Standard">{//5</text:p>
      <text:p text:style-name="Standard"><text:tab/>cout&lt;&lt;"Addizione di 2 dei valori compresi tra 5 - 8 " &lt;&lt; endl &lt;&lt;"il valore del vettore e' "&lt;&lt;vettore[a]+2&lt;&lt;endl;</text:p>
      <text:p text:style-name="Standard">}//5</text:p>
      <text:p text:style-name="Standard">/*Mentre se: la condizione è diversa dal secondo if la condizone e falsa*/</text:p>
      <text:p text:style-name="Standard">else if(vettore[a]&gt;=9 &amp;&amp; vettore[a]&lt;=10)</text:p>
      <text:p text:style-name="Standard">{//6</text:p>
      <text:p text:style-name="Standard"><text:tab/>cout&lt;&lt;"Moltiplica per 6 dei valori compresi tra 9 - 10 " &lt;&lt; endl &lt;&lt;"il valore del vettore e' "&lt;&lt;vettore[a]*6&lt;&lt;endl;</text:p>
      <text:p text:style-name="Standard">}//6</text:p>
      <text:p text:style-name="Standard"/>
      <text:p text:style-name="Standard">}//3</text:p>
      <text:p text:style-name="Standard">else</text:p>
      <text:p text:style-name="Standard">{//7</text:p>
      <text:p text:style-name="Standard">/*Il valore inserito nel vettore NON è esatto quindi la sua posizione</text:p>
      <text:p text:style-name="Standard">viene sostituita e l'utilizzo di a-- ci permette di non perdere la posizione del vettore</text:p>
      <text:p text:style-name="Standard">ma parte dal vettor successivo al primo.*/</text:p>
      <text:p text:style-name="Standard">cout&lt;&lt;"Attenzione il valore "&lt;&lt;vettore[a] &lt;&lt;" non e' accettabile, deve essere compreso tra 1 - 10 " &lt;&lt;endl ;</text:p>
      <text:p text:style-name="Standard">a--;</text:p>
      <text:p text:style-name="Standard">}//7</text:p>
      <text:p text:style-name="Standard">}//2</text:p>
      <text:p text:style-name="Standard"/>
      <text:p text:style-name="Standard"><text:s text:c="4"/>return 0;</text:p>
      <text:p text:style-name="Standard"><text:soft-page-break/>}//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0:41:27.333050705</meta:creation-date>
    <dc:date>2022-10-21T00:43:15.703566998</dc:date>
    <meta:editing-duration>PT1M49S</meta:editing-duration>
    <meta:editing-cycles>1</meta:editing-cycles>
    <meta:document-statistic meta:table-count="0" meta:image-count="0" meta:object-count="0" meta:page-count="2" meta:paragraph-count="45" meta:word-count="253" meta:character-count="1553" meta:non-whitespace-character-count="1338"/>
    <meta:generator>LibreOffice/7.3.6.2$Linux_X86_64 LibreOffice_project/30$Build-2</meta:generator>
  </office:meta>
</office:document-meta>
</file>